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25-02-26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24-02-13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23-03-0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22-02-1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20-02-1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18-02-27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17-01-3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16-03-1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15-02-0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13-02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1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0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0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199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199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199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198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602</text:p>
          </table:table-cell>
          <table:table-cell office:value-type="string" calcext:value-type="string">
            <text:p>TWDB:2764602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